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min-row-height="0.499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DefaultSol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%=PAGE_NUMERO=% 3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1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14">%=remLineWhenBlank(totalL2)=%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0</meta:editing-cycles>
    <meta:editing-duration>PT2M54S</meta:editing-duration>
    <dc:date>2020-07-23T14:32:33.59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